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14" style:family="table-cell" style:parent-style-name="Default">
      <style:table-cell-properties fo:background-color="#e2f0d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JECT PLAN &amp; TIMELINE BY WEEK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TASKS BY PHASE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WEEKS</text:p>
          </table:table-cell>
          <table:table-cell table:style-name="ce2"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<text:s/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3" office:value-type="string" calcext:value-type="string">
            <text:p>WEEK 17</text:p>
          </table:table-cell>
          <table:table-cell table:style-name="ce3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1020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 table:number-columns-repeated="3"/>
          <table:table-cell table:style-name="ce9"/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7"/>
          <table:table-cell table:style-name="ce9" table:number-columns-repeated="2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10"/>
          <table:table-cell table:style-name="ce9" table:number-columns-repeated="2"/>
          <table:table-cell table:style-name="ce3" table:number-columns-repeated="1010"/>
        </table:table-row>
        <table:table-row table:style-name="ro2">
          <table:table-cell table:style-name="ce4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12"/>
          <table:table-cell table:style-name="ce9" table:number-columns-repeated="3"/>
          <table:table-cell table:style-name="ce3" table:number-columns-repeated="9"/>
          <table:table-cell table:style-name="ce8" table:number-columns-repeated="998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number-columns-repeated="2"/>
          <table:table-cell table:style-name="ce14"/>
          <table:table-cell table:style-name="ce3" table:number-columns-repeated="9"/>
          <table:table-cell table:number-columns-repeated="99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14"/>
          <table:table-cell table:style-name="ce9" table:number-columns-repeated="2"/>
          <table:table-cell table:style-name="ce3" table:number-columns-repeated="1006"/>
        </table:table-row>
        <table:table-row table:style-name="ro2">
          <table:table-cell table:style-name="ce4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1022"/>
        </table:table-row>
        <table:table-row table:style-name="ro3">
          <table:table-cell table:style-name="ce3" table:number-columns-repeated="27"/>
          <table:table-cell table:number-columns-repeated="997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1:56:26.574006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onnie Malamed</meta:initial-creator>
    <meta:creation-date>2021-01-06T01:39:40</meta:creation-date>
    <dc:date>2021-01-18T22:09:35.595183618</dc:date>
    <meta:generator>LibreOffice/6.3.6.2$MacOSX_X86_64 LibreOffice_project/2196df99b074d8a661f4036fca8fa0cbfa33a497</meta:generator>
    <meta:editing-duration>PT13M4S</meta:editing-duration>
    <meta:editing-cycles>15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